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Ipa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10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48];&quot;High&quot;;[.D5:.D148])" office:value-type="float" office:value="95">
            <text:p>95</text:p>
          </table:table-cell>
          <table:table-cell table:style-name="Default" table:formula="of:=SUMPRODUCT(([.C5:.C148]=&quot;High&quot;)*([.E5:.E148]=&quot;x&quot;)*[.D5:.D148])" office:value-type="float" office:value="95">
            <text:p>95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48];&quot;Medium&quot;;[.D5:.D148])" office:value-type="float" office:value="0">
            <text:p>0</text:p>
          </table:table-cell>
          <table:table-cell table:style-name="Default" table:formula="of:=SUMPRODUCT(([.C5:.C148]=&quot;Medium&quot;)*([.E5:.E148]=&quot;x&quot;)*[.D5:.D148])" office:value-type="float" office:value="0">
            <text:p>0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48];&quot;Low&quot;;[.D5:.D148])" office:value-type="float" office:value="0">
            <text:p>0</text:p>
          </table:table-cell>
          <table:table-cell table:style-name="Default" table:formula="of:=SUMPRODUCT(([.C5:.C148]=&quot;Low&quot;)*([.E5:.E148]=&quot;x&quot;)*[.D5:.D148])" office:value-type="float" office:value="0">
            <text:p>0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Path</text:p>
          </table:table-cell>
          <table:table-cell table:style-name="ce24" table:number-columns-repeated="7"/>
          <table:table-cell table:style-name="ce30" table:number-columns-repeated="49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Gadget List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ashboard/Gadget/List View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Gadget List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Gadget/List View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Gadget List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Gadget/List View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AB_39</text:p>
          </table:table-cell>
          <table:table-cell office:value-type="string">
            <text:p>SniffTest - Scroll Gadget in List View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ashboard/Gadget/Scroll List 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39</text:p>
          </table:table-cell>
          <table:table-cell office:value-type="string">
            <text:p>SniffTest - Scroll Gadget in List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Gadget/Scroll List 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39</text:p>
          </table:table-cell>
          <table:table-cell office:value-type="string">
            <text:p>SniffTest - Scroll Gadget in List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Gadget/Scroll List 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0</text:p>
          </table:table-cell>
          <table:table-cell table:style-name="ce25" office:value-type="string">
            <text:p>SniffTest - View Dashboard tabs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office:value-type="string">
            <text:p>Mobile/IPad/Dashboard/Dashboard tab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40</text:p>
          </table:table-cell>
          <table:table-cell table:style-name="ce25" office:value-type="string">
            <text:p>SniffTest - View Dashboard tab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Dashboard tab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40</text:p>
          </table:table-cell>
          <table:table-cell table:style-name="ce25" office:value-type="string">
            <text:p>SniffTest - View Dashboard tab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Dashboard tab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ashboard/update tab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update tab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update tab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View gadget list in Dashbo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ashboard/Gadget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View gadget list in Dash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Gadget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View gadget lis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Gadget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AB_44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ashboard/Update Gadget Lis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Update Gadget Lis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Update Gadget Lis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ashboard/Launch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Launch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Launch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AB_46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ashboard/Upd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46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Upd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46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Upd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View Documents applica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/Documents/Open Document Applic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View Documents applica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/Documents/Open Document Applic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View Documents applic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/Documents/Open Document Applic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ocuments/View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View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View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office:value-type="string">
            <text:p>Mobile/Ipad/Documents/Create 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Create 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Create 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office:value-type="string">
            <text:p>Mobile/Ipad/Documents/Renam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Renam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Renam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ocuments/Back Folder List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Back Folder List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Back Folder List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ocuments/View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View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View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ocuments/Open Menu A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Open Menu A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Open Menu A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ocuments/Close Menu A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Close Menu A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Close Menu A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ocuments/Action 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Action 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Action 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Copy/Paste a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ocuments/Action /Cop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Copy/Paste a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Action /Cop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Copy/Paste a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Action /Cop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 office:value-type="string">
            <text:p>SniffTest - Cut/Paste a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ocuments/Action /M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 office:value-type="string">
            <text:p>SniffTest - Cut/Paste a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Action /M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 office:value-type="string">
            <text:p>SniffTest - Cut/Paste a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Action /M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OC_64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ocuments/Actions/Take Pictur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Actions/Take Pictur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Actions/Take Pictur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User guid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User guid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User guid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HOM_37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Home Screen/Horizonta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HOM_37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Home Screen/Horizonta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HOM_37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Home Screen/Horizonta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office:value-type="string">
            <text:p>Mobile/IPad/Setting languag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tting languag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tting languag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Login/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Login/Valid user nam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Valid user nam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Valid user nam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office:value-type="string">
            <text:p>Mobile/Ipad/Login/Invalid passwor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Invalid passwor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Invalid passwor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Login/No Conne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No Conne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No Conne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Login/Remember Authentic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Remember Authentic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Remember Authentic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Login/Auto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Auto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Auto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LGN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View activity detail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office:value-type="string">
            <text:p>Mobile/Ipad/News/Detai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View activity det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News/Detai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View activity det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News/Detai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70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High</text:p>
          </table:table-cell>
          <table:table-cell table:style-name="ce29" office:value-type="float" office:value="19">
            <text:p>19</text:p>
          </table:table-cell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NEW_70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NEW_70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P30_95</text:p>
          </table:table-cell>
          <table:table-cell office:value-type="string">
            <text:p>SniffTest - with PLF-3.0.xSign in an eXo server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CheckWithPLF-3.0.x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P30_95</text:p>
          </table:table-cell>
          <table:table-cell office:value-type="string">
            <text:p>SniffTest - with PLF-3.0.xSign in an eXo server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CheckWithPLF-3.0.x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P30_95</text:p>
          </table:table-cell>
          <table:table-cell office:value-type="string">
            <text:p>SniffTest - with PLF-3.0.xSign in an eXo serv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CheckWithPLF-3.0.x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Settin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ttin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ttin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SET_89</text:p>
          </table:table-cell>
          <table:table-cell office:value-type="string">
            <text:p>SniffTest - Changing setting of show-hidden private folder in personal driv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string">
            <text:p>Mobile/Ipad/Setting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T_89</text:p>
          </table:table-cell>
          <table:table-cell office:value-type="string">
            <text:p>SniffTest - Changing setting of show-hidden private folder in personal dri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tting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T_89</text:p>
          </table:table-cell>
          <table:table-cell office:value-type="string">
            <text:p>SniffTest - Changing setting of show-hidden private folder in personal dr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tting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Chang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Chang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Chang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Server List/modif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modif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modif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string">
            <text:p>Mobile/Ipad/Server List/Add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Add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Add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Add existing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Add existing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Add existing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Server List/Add blank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Add blank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Add blank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Add existing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Add existing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Add existing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Server List/Add blank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Add blank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Add blank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Edit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Edit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Edit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Server List/Delete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Delete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Delete Server</text:p>
          </table:table-cell>
          <table:table-cell table:number-columns-repeated="9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17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4T17:53:18</dc:date>
    <dc:creator>exoplatform </dc:creator>
    <meta:editing-duration>PT2H17M59S</meta:editing-duration>
    <meta:editing-cycles>19</meta:editing-cycles>
    <meta:generator>LibreOffice/3.4$Linux LibreOffice_project/340m1$Build-302</meta:generator>
    <meta:document-statistic meta:table-count="2" meta:cell-count="879" meta:object-count="0"/>
    <meta:user-defined meta:name="Info 1"/>
    <meta:user-defined meta:name="Info 2"/>
    <meta:user-defined meta:name="Info 3"/>
    <meta:user-defined meta:name="Info 4"/>
  </office:meta>
</office:document-meta>
</file>